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486cm" fo:min-width="3.714cm"/>
    </style:style>
  </office:automatic-styles>
  <office:body>
    <office:drawing>
      <draw:page draw:name="page1" draw:style-name="dp1" draw:master-page-name="Default">
        <draw:g>
          <draw:glue-point draw:id="4" svg:x="-1.308cm" svg:y="5cm"/>
          <draw:glue-point draw:id="5" svg:x="1.308cm" svg:y="5cm"/>
          <draw:line draw:style-name="gr1" draw:layer="layout" svg:x1="1.371cm" svg:y1="2cm" svg:x2="2.343cm" svg:y2="2cm">
            <text:p/>
          </draw:line>
          <draw:circle draw:style-name="gr2" draw:layer="layout" svg:width="0.286cm" svg:height="0.286cm" svg:x="1.429cm" svg:y="1.714cm">
            <text:p/>
          </draw:circle>
          <draw:circle draw:style-name="gr2" draw:layer="layout" svg:width="0.286cm" svg:height="0.286cm" svg:x="1.714cm" svg:y="1.714cm">
            <text:p/>
          </draw:circle>
          <draw:circle draw:style-name="gr2" draw:layer="layout" svg:width="0.286cm" svg:height="0.286cm" svg:x="2cm" svg:y="1.714cm">
            <text:p/>
          </draw:circle>
          <draw:frame draw:style-name="gr3" draw:layer="layout" svg:width="3.714cm" svg:height="1.486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Polarisation Control</dc:title>
    <meta:creation-date>2011-02-07T16:49:56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